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s4231</text:title></text:p>
      <text:p text:style-name="OrgTitle"/>
      <text:p text:style-name="OrgSubtitle"><text:initial-creator>Tan Yee Jia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bf4f71">1. Arrows</text:a></text:p>
          <text:p text:style-name="Contents_20_1"><text:a xlink:type="simple" xlink:href="#orga8a3db2">2. Lecture 5 Global Snapshot</text:a></text:p>
          <text:p text:style-name="Contents_20_2"><text:a xlink:type="simple" xlink:href="#orga580d82">2.1. Definitions</text:a></text:p>
          <text:p text:style-name="Contents_20_3"><text:a xlink:type="simple" xlink:href="#org1004411">2.1.1. Global snapshot</text:a></text:p>
          <text:p text:style-name="Contents_20_3"><text:a xlink:type="simple" xlink:href="#orgf9456cb">2.1.2. Consistent global snapshot</text:a></text:p>
          <text:p text:style-name="Contents_20_2"><text:a xlink:type="simple" xlink:href="#org59622c3">2.2. Chandy &amp; Lamport’s protocal for taking snapshots</text:a></text:p>
          <text:p text:style-name="Contents_20_1"><text:a xlink:type="simple" xlink:href="#org5dd78ea">3. Lecture 6 Message Ordering</text:a></text:p>
          <text:p text:style-name="Contents_20_2"><text:a xlink:type="simple" xlink:href="#orga787057">3.1. Definitions</text:a></text:p>
          <text:p text:style-name="Contents_20_3"><text:a xlink:type="simple" xlink:href="#org5f4f351">3.1.1. Fully Asynchronous</text:a></text:p>
          <text:p text:style-name="Contents_20_3"><text:a xlink:type="simple" xlink:href="#org6ec9875">3.1.2. FIFO</text:a></text:p>
          <text:p text:style-name="Contents_20_3"><text:a xlink:type="simple" xlink:href="#org98a71bb">3.1.3. Causally Ordered</text:a></text:p>
          <text:p text:style-name="Contents_20_3"><text:a xlink:type="simple" xlink:href="#orgbed6df3">3.1.4. Synchronous Ordered</text:a></text:p>
          <text:p text:style-name="Contents_20_2"><text:a xlink:type="simple" xlink:href="#orgf6810e1">3.2. Algorithm to ensure Causal Ordering</text:a></text:p>
          <text:p text:style-name="Contents_20_3"><text:a xlink:type="simple" xlink:href="#orgf232d5b">3.2.1. Core Idea</text:a></text:p>
          <text:p text:style-name="Contents_20_3"><text:a xlink:type="simple" xlink:href="#orga618434">3.2.2. Why does it work?</text:a></text:p>
          <text:p text:style-name="Contents_20_3"><text:a xlink:type="simple" xlink:href="#org4884036">3.2.3. Can we improve it?</text:a></text:p>
          <text:p text:style-name="Contents_20_2"><text:a xlink:type="simple" xlink:href="#orgae13b55">3.3. Skeen’s Algorithm for Broadcast Ordering</text:a></text:p>
          <text:p text:style-name="Contents_20_3"><text:a xlink:type="simple" xlink:href="#org4eb42f4">3.3.1. Core Idea</text:a></text:p>
          <text:p text:style-name="Contents_20_3"><text:a xlink:type="simple" xlink:href="#orgf14e46f">3.3.2. Summary</text:a></text:p>
          <text:p text:style-name="Contents_20_1"><text:a xlink:type="simple" xlink:href="#org27ea65c">4. Lecture 7 Leader Election</text:a></text:p>
          <text:p text:style-name="Contents_20_2"><text:a xlink:type="simple" xlink:href="#org29c0bfe">4.1. Chang-Roberts Algorithm for Leader Election</text:a></text:p>
          <text:p text:style-name="Contents_20_3"><text:a xlink:type="simple" xlink:href="#org3c65531">4.1.1. Setting</text:a></text:p>
          <text:p text:style-name="Contents_20_3"><text:a xlink:type="simple" xlink:href="#org3b21a19">4.1.2. Algorithm</text:a></text:p>
          <text:p text:style-name="Contents_20_3"><text:a xlink:type="simple" xlink:href="#org329552b">4.1.3. Complexity</text:a></text:p>
          <text:p text:style-name="Contents_20_1"><text:a xlink:type="simple" xlink:href="#org3d68b52">5. Lecture 8 Consensus</text:a></text:p>
          <text:p text:style-name="Contents_20_2"><text:a xlink:type="simple" xlink:href="#org75149c2">5.1. Timing Models</text:a></text:p>
          <text:p text:style-name="Contents_20_3"><text:a xlink:type="simple" xlink:href="#org28dd774">5.1.1. Synchronous</text:a></text:p>
          <text:p text:style-name="Contents_20_2"><text:a xlink:type="simple" xlink:href="#org1e12b92">5.2. Goals/Conditions for consensus</text:a></text:p>
          <text:p text:style-name="Contents_20_3"><text:a xlink:type="simple" xlink:href="#org336e597">5.2.1. Termination</text:a></text:p>
          <text:p text:style-name="Contents_20_3"><text:a xlink:type="simple" xlink:href="#org43d5c00">5.2.2. Agreement</text:a></text:p>
          <text:p text:style-name="Contents_20_3"><text:a xlink:type="simple" xlink:href="#orge9c986b">5.2.3. Validity</text:a></text:p>
          <text:p text:style-name="Contents_20_2"><text:a xlink:type="simple" xlink:href="#orgfc927fd">5.3. Version 0: No failure (regardless of timing model)</text:a></text:p>
          <text:p text:style-name="Contents_20_3"><text:a xlink:type="simple" xlink:href="#org9329464">5.3.1. Algorithm</text:a></text:p>
          <text:p text:style-name="Contents_20_3"><text:a xlink:type="simple" xlink:href="#org602d98a">5.3.2. When does it work?</text:a></text:p>
          <text:p text:style-name="Contents_20_2"><text:a xlink:type="simple" xlink:href="#orgffacd60">5.4. Synchronous</text:a></text:p>
          <text:p text:style-name="Contents_20_3"><text:a xlink:type="simple" xlink:href="#org14cd42c">5.4.1. Version 1: Node crash failures</text:a></text:p>
          <text:p text:style-name="Contents_20_3"><text:a xlink:type="simple" xlink:href="#org8921501">5.4.2. Version 2: Link Failure</text:a></text:p>
          <text:p text:style-name="Contents_20_3"><text:a xlink:type="simple" xlink:href="#org1c47baf">5.4.3. Version 4: Byzantine Failures</text:a></text:p>
          <text:p text:style-name="Contents_20_2"><text:a xlink:type="simple" xlink:href="#org5f2ac53">5.5. Asynchronous</text:a></text:p>
          <text:p text:style-name="Contents_20_3"><text:a xlink:type="simple" xlink:href="#orgde0fde5">5.5.1. Version 3: Node crash failures (Asynchronous)</text:a></text:p>
        </text:index-body>
      </text:table-of-content>
      <text:h text:style-name="Heading_20_1" text:outline-level="1" text:is-list-header="false">
<text:bookmark-start text:name="OrgXref.orgfbf4f71"/>
<text:bookmark text:name="orgfbf4f71"/>Arrows
<text:bookmark-end text:name="OrgXref.orgfbf4f71"/></text:h>
      <text:list text:style-name="OrgBulletedList" text:continue-numbering="false">
        <text:list-item>
          <text:p text:style-name="Text_20_body"><text:span text:style-name="OrgCode">$a\prec b$</text:span> is process order.
</text:p>
        </text:list-item>
        <text:list-item>
          <text:p text:style-name="Text_20_body"><text:span text:style-name="OrgCode">$a\to b$</text:span> is happen-before order: the logical clock value is less than, iff
there is a directed path. Clearly <text:span text:style-name="OrgCode">$a\prec b\implies a\to b$</text:span>.
</text:p>
        </text:list-item>
        <text:list-item>
          <text:p text:style-name="Text_20_body"><text:span text:style-name="OrgCode">$a\leadsto b$</text:span> is the send-receive order.
</text:p>
        </text:list-item>
      </text:list>
      <text:h text:style-name="Heading_20_1" text:outline-level="1" text:is-list-header="false">
<text:bookmark-start text:name="OrgXref.orga8a3db2"/>
<text:bookmark text:name="orga8a3db2"/>Lecture 5 Global Snapshot
<text:bookmark-end text:name="OrgXref.orga8a3db2"/></text:h>
      <text:p text:style-name="Text_20_body">Assumption: channels are FIFO. If not, it is discussed in Message Ordering
lecture
</text:p>
      <text:h text:style-name="Heading_20_2" text:outline-level="2" text:is-list-header="false">
<text:bookmark-start text:name="OrgXref.orga580d82"/>
<text:bookmark text:name="orga580d82"/>Definitions
<text:bookmark-end text:name="OrgXref.orga580d82"/></text:h>
      <text:h text:style-name="Heading_20_3" text:outline-level="3" text:is-list-header="false">
<text:bookmark-start text:name="OrgXref.org1004411"/>
<text:bookmark text:name="org1004411"/>Global snapshot
<text:bookmark-end text:name="OrgXref.org1004411"/></text:h>
      <text:p text:style-name="Text_20_body">A set of events <text:span text:style-name="OrgCode">E</text:span> such that for any event <text:span text:style-name="OrgCode">e</text:span> in <text:span text:style-name="OrgCode">E</text:span>, if <text:span text:style-name="OrgCode">$f\prec e$</text:span>, then
<text:span text:style-name="OrgCode">$f\in E$</text:span>.
</text:p>
      <text:h text:style-name="Heading_20_3" text:outline-level="3" text:is-list-header="false">
<text:bookmark-start text:name="OrgXref.orgf9456cb"/>
<text:bookmark text:name="orgf9456cb"/>Consistent global snapshot
<text:bookmark-end text:name="OrgXref.orgf9456cb"/></text:h>
      <text:p text:style-name="Text_20_body">A global snapshot where if <text:span text:style-name="OrgCode">$e_1$</text:span> send, <text:span text:style-name="OrgCode">$e_2$</text:span> receive, <text:span text:style-name="OrgCode">$e_2$</text:span> in then <text:span text:style-name="OrgCode">$e_1$</text:span> must be in.
</text:p>
      <text:h text:style-name="Heading_20_2" text:outline-level="2" text:is-list-header="false">
<text:bookmark-start text:name="OrgXref.org59622c3"/>
<text:bookmark text:name="org59622c3"/>Chandy &amp; Lamport’s protocal for taking snapshots
<text:bookmark-end text:name="OrgXref.org59622c3"/></text:h>
      <text:list text:style-name="OrgBulletedList" text:continue-numbering="false">
        <text:list-item>
          <text:p text:style-name="Text_20_body">Key idea:
</text:p>
          <text:list text:style-name="OrgNumberedList" text:continue-numbering="true">
            <text:list-item>
              <text:p text:style-name="Text_20_body">after a process takes a snapshot, it orders others to stop via a message
</text:p>
            </text:list-item>
            <text:list-item>
              <text:p text:style-name="Text_20_body">If they already took a snapshot before the order arrives, then capture all
message till the order (these are the on-the-fly messages)
</text:p>
            </text:list-item>
            <text:list-item>
              <text:p text:style-name="Text_20_body">Otherwise once they receive the order, stop. (otherwise will receive stuff
which sender does not include)
</text:p>
            </text:list-item>
          </text:list>
        </text:list-item>
      </text:list>
      <text:h text:style-name="Heading_20_1" text:outline-level="1" text:is-list-header="false">
<text:bookmark-start text:name="OrgXref.org5dd78ea"/>
<text:bookmark text:name="org5dd78ea"/>Lecture 6 Message Ordering
<text:bookmark-end text:name="OrgXref.org5dd78ea"/></text:h>
      <text:p text:style-name="Text_20_body">We still assume FIFO (except for fully async order) for inter-process channels.
</text:p>
      <text:h text:style-name="Heading_20_2" text:outline-level="2" text:is-list-header="false">
<text:bookmark-start text:name="OrgXref.orga787057"/>
<text:bookmark text:name="orga787057"/>Definitions
<text:bookmark-end text:name="OrgXref.orga787057"/></text:h>
      <text:h text:style-name="Heading_20_3" text:outline-level="3" text:is-list-header="false">
<text:bookmark-start text:name="OrgXref.org5f4f351"/>
<text:bookmark text:name="org5f4f351"/>Fully Asynchronous
<text:bookmark-end text:name="OrgXref.org5f4f351"/></text:h>
      <text:p text:style-name="Text_20_body">No restriction.
</text:p>
      <text:h text:style-name="Heading_20_3" text:outline-level="3" text:is-list-header="false">
<text:bookmark-start text:name="OrgXref.org6ec9875"/>
<text:bookmark text:name="org6ec9875"/>FIFO
<text:bookmark-end text:name="OrgXref.org6ec9875"/></text:h>
      <text:p text:style-name="Text_20_body">Messages <text:span text:style-name="OrgCode">$s_1,s_2$</text:span> are sent from i to j. Then <text:span text:style-name="OrgCode">$\neg(s_2\prec s_1)$</text:span>.
</text:p>
      <text:h text:style-name="Heading_20_3" text:outline-level="3" text:is-list-header="false">
<text:bookmark-start text:name="OrgXref.org98a71bb"/>
<text:bookmark text:name="org98a71bb"/>Causally Ordered
<text:bookmark-end text:name="OrgXref.org98a71bb"/></text:h>
      <text:p text:style-name="Text_20_body">If <text:span text:style-name="OrgCode">$s_1$</text:span> happen before <text:span text:style-name="OrgCode">$s_2$</text:span>, <text:span text:style-name="OrgCode">$r_1, r_2$</text:span> on the same process, then <text:span text:style-name="OrgCode">$r_1\prec
r_2$</text:span>.
</text:p>
      <text:h text:style-name="Heading_20_3" text:outline-level="3" text:is-list-header="false">
<text:bookmark-start text:name="OrgXref.orgbed6df3"/>
<text:bookmark text:name="orgbed6df3"/>Synchronous Ordered
<text:bookmark-end text:name="OrgXref.orgbed6df3"/></text:h>
      <text:p text:style-name="Text_20_body">Diagram can be redrawn into vertical, respecting happen-before, process and
send-receive order.
</text:p>
      <text:h text:style-name="Heading_20_2" text:outline-level="2" text:is-list-header="false">
<text:bookmark-start text:name="OrgXref.orgf6810e1"/>
<text:bookmark text:name="orgf6810e1"/>Algorithm to ensure Causal Ordering
<text:bookmark-end text:name="OrgXref.orgf6810e1"/></text:h>
      <text:h text:style-name="Heading_20_3" text:outline-level="3" text:is-list-header="false">
<text:bookmark-start text:name="OrgXref.orgf232d5b"/>
<text:bookmark text:name="orgf232d5b"/>Core Idea
<text:bookmark-end text:name="OrgXref.orgf232d5b"/></text:h>
      <text:p text:style-name="Text_20_body">When a process sends a message, attach also every message you have seen or sent
so far.
</text:p>
      <text:h text:style-name="Heading_20_3" text:outline-level="3" text:is-list-header="false">
<text:bookmark-start text:name="OrgXref.orga618434"/>
<text:bookmark text:name="orga618434"/>Why does it work?
<text:bookmark-end text:name="OrgXref.orga618434"/></text:h>
      <text:list text:style-name="OrgBulletedList" text:continue-numbering="false">
        <text:list-item>
          <text:p text:style-name="Text_20_body">Recall causal ordering: if s1 happens before s2 (there is a directed path),
then r1 must before r2
</text:p>
        </text:list-item>
        <text:list-item>
          <text:p text:style-name="Text_20_body">If s1 and s2 are on the same process, then attaching all messages it has sent
will include s1 for the target process to see before s2
</text:p>
        </text:list-item>
        <text:list-item>
          <text:p text:style-name="Text_20_body">If not on the same process, then attaching all messages it has received will
include s1 for the target process to see before s2.
</text:p>
        </text:list-item>
      </text:list>
      <text:h text:style-name="Heading_20_3" text:outline-level="3" text:is-list-header="false">
<text:bookmark-start text:name="OrgXref.org4884036"/>
<text:bookmark text:name="org4884036"/>Can we improve it?
<text:bookmark-end text:name="OrgXref.org4884036"/></text:h>
      <text:list text:style-name="OrgBulletedList" text:continue-numbering="false">
        <text:list-item>
          <text:p text:style-name="Text_20_body">Just include messages that are targeted at the receiving process.
</text:p>
        </text:list-item>
        <text:list-item>
          <text:p text:style-name="Text_20_body">Or number each message locally on the process. Instead of attaching all
messages, make the target wait until all processes’ intended message to it has
been delivered.
</text:p>
        </text:list-item>
      </text:list>
      <text:h text:style-name="Heading_20_2" text:outline-level="2" text:is-list-header="false">
<text:bookmark-start text:name="OrgXref.orgae13b55"/>
<text:bookmark text:name="orgae13b55"/>Skeen’s Algorithm for Broadcast Ordering
<text:bookmark-end text:name="OrgXref.orgae13b55"/></text:h>
      <text:list text:style-name="OrgBulletedList" text:continue-numbering="false">
        <text:list-item>
          <text:p text:style-name="Text_20_body">An example is a chat group, sending messages to everyone
</text:p>
        </text:list-item>
        <text:list-item>
          <text:p text:style-name="Text_20_body">Everyone needs the same message number for the same msg
</text:p>
        </text:list-item>
      </text:list>
      <text:h text:style-name="Heading_20_3" text:outline-level="3" text:is-list-header="false">
<text:bookmark-start text:name="OrgXref.org4eb42f4"/>
<text:bookmark text:name="org4eb42f4"/>Core Idea
<text:bookmark-end text:name="OrgXref.org4eb42f4"/></text:h>
      <text:list text:style-name="OrgNumberedList" text:continue-numbering="false">
        <text:list-item>
          <text:p text:style-name="Text_20_body">First round - send message to everyone to save in the buffer. After saving,
each process replies the coordinator their current logical clock number.
</text:p>
        </text:list-item>
        <text:list-item>
          <text:p text:style-name="Text_20_body">Wait for all them to come back, and assign the message the largest logical
clock number.
</text:p>
        </text:list-item>
        <text:list-item>
          <text:p text:style-name="Text_20_body">Let everyone know the decided message number.
</text:p>
        </text:list-item>
      </text:list>
      <text:h text:style-name="Heading_20_3" text:outline-level="3" text:is-list-header="false">
<text:bookmark-start text:name="OrgXref.orgf14e46f"/>
<text:bookmark text:name="orgf14e46f"/>Summary
<text:bookmark-end text:name="OrgXref.orgf14e46f"/></text:h>
      <text:p text:style-name="Text_20_body">It orders messages, not logical clock numbers. Each logical clock value run as
usual.
</text:p>
      <text:h text:style-name="Heading_20_1" text:outline-level="1" text:is-list-header="false">
<text:bookmark-start text:name="OrgXref.org27ea65c"/>
<text:bookmark text:name="org27ea65c"/>Lecture 7 Leader Election
<text:bookmark-end text:name="OrgXref.org27ea65c"/></text:h>
      <text:h text:style-name="Heading_20_2" text:outline-level="2" text:is-list-header="false">
<text:bookmark-start text:name="OrgXref.org29c0bfe"/>
<text:bookmark text:name="org29c0bfe"/>Chang-Roberts Algorithm for Leader Election
<text:bookmark-end text:name="OrgXref.org29c0bfe"/></text:h>
      <text:h text:style-name="Heading_20_3" text:outline-level="3" text:is-list-header="false">
<text:bookmark-start text:name="OrgXref.org3c65531"/>
<text:bookmark text:name="org3c65531"/>Setting
<text:bookmark-end text:name="OrgXref.org3c65531"/></text:h>
      <text:p text:style-name="Text_20_body">Given a ring of nodes that can only send messages clockwise, select a leader
</text:p>
      <text:h text:style-name="Heading_20_3" text:outline-level="3" text:is-list-header="false">
<text:bookmark-start text:name="OrgXref.org3b21a19"/>
<text:bookmark text:name="org3b21a19"/>Algorithm
<text:bookmark-end text:name="OrgXref.org3b21a19"/></text:h>
      <text:list text:style-name="OrgNumberedList" text:continue-numbering="false">
        <text:list-item>
          <text:p text:style-name="Text_20_body">Sending: Every node send its number clockwise
</text:p>
        </text:list-item>
        <text:list-item>
          <text:p text:style-name="Text_20_body">Receiving: Every node relay the message (clockwise) if the value is bigger
than self.
</text:p>
        </text:list-item>
        <text:list-item>
          <text:p text:style-name="Text_20_body">If receive own id, then it is the leader
</text:p>
        </text:list-item>
      </text:list>
      <text:h text:style-name="Heading_20_3" text:outline-level="3" text:is-list-header="false">
<text:bookmark-start text:name="OrgXref.org329552b"/>
<text:bookmark text:name="org329552b"/>Complexity
<text:bookmark-end text:name="OrgXref.org329552b"/></text:h>
      <text:list text:style-name="OrgNumberedList" text:continue-numbering="false">
        <text:list-item>
          <text:p text:style-name="Text_20_body">
<text:bookmark-start text:name="OrgXref.org0bd7d5a"/>
<text:bookmark text:name="org0bd7d5a"/>Message Complexity
<text:bookmark-end text:name="OrgXref.org0bd7d5a"/></text:p>
          <text:p text:style-name="Text_20_body">Number of messages sent
</text:p>
        </text:list-item>
        <text:list-item>
          <text:p text:style-name="Text_20_body">
<text:bookmark-start text:name="OrgXref.org311026a"/>
<text:bookmark text:name="org311026a"/>Best Case
<text:bookmark-end text:name="OrgXref.org311026a"/></text:p>
          <text:p text:style-name="Text_20_body">Condition: sorted in clockwise ascending
1+…+1+n = 2n-1
</text:p>
        </text:list-item>
        <text:list-item>
          <text:p text:style-name="Text_20_body">
<text:bookmark-start text:name="OrgXref.org6a8dcd7"/>
<text:bookmark text:name="org6a8dcd7"/>Worst case
<text:bookmark-end text:name="OrgXref.org6a8dcd7"/></text:p>
          <text:p text:style-name="Text_20_body">Condition: sorted in clockwise descending
1 + 2 + … + n = n(n+1)/2
</text:p>
        </text:list-item>
        <text:list-item>
          <text:p text:style-name="Text_20_body">
<text:bookmark-start text:name="OrgXref.orgbe33a96"/>
<text:bookmark text:name="orgbe33a96"/>Average case?
<text:bookmark-end text:name="OrgXref.orgbe33a96"/></text:p>
        </text:list-item>
      </text:list>
      <text:h text:style-name="Heading_20_1" text:outline-level="1" text:is-list-header="false">
<text:bookmark-start text:name="OrgXref.org3d68b52"/>
<text:bookmark text:name="org3d68b52"/>Lecture 8 Consensus
<text:bookmark-end text:name="OrgXref.org3d68b52"/></text:h>
      <text:h text:style-name="Heading_20_2" text:outline-level="2" text:is-list-header="false">
<text:bookmark-start text:name="OrgXref.org75149c2"/>
<text:bookmark text:name="org75149c2"/>Timing Models
<text:bookmark-end text:name="OrgXref.org75149c2"/></text:h>
      <text:h text:style-name="Heading_20_3" text:outline-level="3" text:is-list-header="false">
<text:bookmark-start text:name="OrgXref.org28dd774"/>
<text:bookmark text:name="org28dd774"/>Synchronous
<text:bookmark-end text:name="OrgXref.org28dd774"/></text:h>
      <text:list text:style-name="OrgBulletedList" text:continue-numbering="false">
        <text:list-item>
          <text:p text:style-name="Text_20_body">Bounded amount of time to do processing (generate output msg, process input
msg)
</text:p>
        </text:list-item>
        <text:list-item>
          <text:p text:style-name="Text_20_body">and bounded amount of time to send messages
</text:p>
        </text:list-item>
      </text:list>
      <text:h text:style-name="Heading_20_2" text:outline-level="2" text:is-list-header="false">
<text:bookmark-start text:name="OrgXref.org1e12b92"/>
<text:bookmark text:name="org1e12b92"/>Goals/Conditions for consensus
<text:bookmark-end text:name="OrgXref.org1e12b92"/></text:h>
      <text:h text:style-name="Heading_20_3" text:outline-level="3" text:is-list-header="false">
<text:bookmark-start text:name="OrgXref.org336e597"/>
<text:bookmark text:name="org336e597"/>Termination
<text:bookmark-end text:name="OrgXref.org336e597"/></text:h>
      <text:h text:style-name="Heading_20_3" text:outline-level="3" text:is-list-header="false">
<text:bookmark-start text:name="OrgXref.org43d5c00"/>
<text:bookmark text:name="org43d5c00"/>Agreement
<text:bookmark-end text:name="OrgXref.org43d5c00"/></text:h>
      <text:h text:style-name="Heading_20_3" text:outline-level="3" text:is-list-header="false">
<text:bookmark-start text:name="OrgXref.orge9c986b"/>
<text:bookmark text:name="orge9c986b"/>Validity
<text:bookmark-end text:name="OrgXref.orge9c986b"/></text:h>
      <text:h text:style-name="Heading_20_2" text:outline-level="2" text:is-list-header="false">
<text:bookmark-start text:name="OrgXref.orgfc927fd"/>
<text:bookmark text:name="orgfc927fd"/>Version 0: No failure (regardless of timing model)
<text:bookmark-end text:name="OrgXref.orgfc927fd"/></text:h>
      <text:h text:style-name="Heading_20_3" text:outline-level="3" text:is-list-header="false">
<text:bookmark-start text:name="OrgXref.org9329464"/>
<text:bookmark text:name="org9329464"/>Algorithm
<text:bookmark-end text:name="OrgXref.org9329464"/></text:h>
      <text:p text:style-name="Text_20_body">For any process:
</text:p>
      <text:list text:style-name="OrgNumberedList" text:continue-numbering="false">
        <text:list-item>
          <text:p text:style-name="Text_20_body">Keep broadcasting own value
</text:p>
        </text:list-item>
        <text:list-item>
          <text:p text:style-name="Text_20_body">Once confident have all messages (due to known ub), run a deterministic
algorithm on all values (eg. max/min)
</text:p>
        </text:list-item>
      </text:list>
      <text:h text:style-name="Heading_20_3" text:outline-level="3" text:is-list-header="false">
<text:bookmark-start text:name="OrgXref.org602d98a"/>
<text:bookmark text:name="org602d98a"/>When does it work?
<text:bookmark-end text:name="OrgXref.org602d98a"/></text:h>
      <text:list text:style-name="OrgNumberedList" text:continue-numbering="false">
        <text:list-item>
          <text:p text:style-name="Text_20_body">
<text:bookmark-start text:name="OrgXref.org487efcc"/>
<text:bookmark text:name="org487efcc"/><text:span text:style-name="OrgTodo">TODO</text:span> Synchronous
<text:bookmark-end text:name="OrgXref.org487efcc"/></text:p>
        </text:list-item>
        <text:list-item>
          <text:p text:style-name="Text_20_body">
<text:bookmark-start text:name="OrgXref.org89bbd21"/>
<text:bookmark text:name="org89bbd21"/><text:span text:style-name="OrgTodo">TODO</text:span> Async
<text:bookmark-end text:name="OrgXref.org89bbd21"/></text:p>
        </text:list-item>
      </text:list>
      <text:h text:style-name="Heading_20_2" text:outline-level="2" text:is-list-header="false">
<text:bookmark-start text:name="OrgXref.orgffacd60"/>
<text:bookmark text:name="orgffacd60"/>Synchronous
<text:bookmark-end text:name="OrgXref.orgffacd60"/></text:h>
      <text:h text:style-name="Heading_20_3" text:outline-level="3" text:is-list-header="false">
<text:bookmark-start text:name="OrgXref.org14cd42c"/>
<text:bookmark text:name="org14cd42c"/>Version 1: Node crash failures
<text:bookmark-end text:name="OrgXref.org14cd42c"/></text:h>
      <text:list text:style-name="OrgNumberedList" text:continue-numbering="false">
        <text:list-item>
          <text:p text:style-name="Text_20_body">
<text:bookmark-start text:name="OrgXref.orgf17201b"/>
<text:bookmark text:name="orgf17201b"/>Setup
<text:bookmark-end text:name="OrgXref.orgf17201b"/></text:p>
          <text:list text:style-name="OrgBulletedList" text:continue-numbering="false">
            <text:list-item>
              <text:p text:style-name="Text_20_body">Synchronous, all nodes have bounded processing time, all message has bounded
delay
</text:p>
            </text:list-item>
            <text:list-item>
              <text:p text:style-name="Text_20_body">Crash failure - crashes forever. On a “round” that it crashes, broadcast might
not happen/not be complete.
</text:p>
            </text:list-item>
          </text:list>
        </text:list-item>
        <text:list-item>
          <text:p text:style-name="Text_20_body">
<text:bookmark-start text:name="OrgXref.org2632227"/>
<text:bookmark text:name="org2632227"/>Intuition
<text:bookmark-end text:name="OrgXref.org2632227"/></text:p>
          <text:list text:style-name="OrgBulletedList" text:continue-numbering="false">
            <text:list-item>
              <text:p text:style-name="Text_20_body">We use rounds to gain information on crash: if no reply, then crashed.
</text:p>
            </text:list-item>
            <text:list-item>
              <text:p text:style-name="Text_20_body">How to delineate rounds: let t1 be delay to generate output, t2 for message
propagation, t3 to process input, then each round is simply <text:span text:style-name="OrgCode">t1+t2+t3</text:span> long.
</text:p>
            </text:list-item>
          </text:list>
          <text:list text:style-name="OrgNumberedList" text:continue-numbering="true">
            <text:list-item>
              <text:p text:style-name="Text_20_body">
<text:bookmark-start text:name="OrgXref.org067ea8c"/>
<text:bookmark text:name="org067ea8c"/>Suppose we don’t have accurate clock
<text:bookmark-end text:name="OrgXref.org067ea8c"/></text:p>
              <text:list text:style-name="OrgBulletedList" text:continue-numbering="false">
                <text:list-item>
                  <text:p text:style-name="Text_20_body">Claim: every clock should be some constant multiple of other clocks.
</text:p>
                </text:list-item>
                <text:list-item>
                  <text:p text:style-name="Text_20_body">Consider a case where clock = 2x accurate clock.
</text:p>
                  <text:list text:style-name="OrgBulletedList" text:continue-numbering="true">
                    <text:list-item>
                      <text:p text:style-name="Text_20_body">Attempt 1: everyone set round duration to <text:span text:style-name="OrgCode">2(t1+t2+t3)</text:span>. The process with
faster clock will advance rounds faster. Then every process that receives a
new message starts a new round. But what if a round starts before a process
has time to process its received message?
</text:p>
                    </text:list-item>
                    <text:list-item>
                      <text:p text:style-name="Text_20_body">Attempt 2: We provide the offset, making the round duration
<text:span text:style-name="OrgCode">2(t1+t2+t3+(t1+t2))</text:span>, the new offset tolerates the message delay(process
output, send msg) to the “latest” node.
</text:p>
                    </text:list-item>
                  </text:list>
                </text:list-item>
              </text:list>
            </text:list-item>
          </text:list>
        </text:list-item>
        <text:list-item>
          <text:p text:style-name="Text_20_body">
<text:bookmark-start text:name="OrgXref.org45e5c73"/>
<text:bookmark text:name="org45e5c73"/>Protocol
<text:bookmark-end text:name="OrgXref.org45e5c73"/></text:p>
          <text:list text:style-name="OrgNumberedList" text:continue-numbering="true">
            <text:list-item>
              <text:p text:style-name="Text_20_body">
<text:bookmark-start text:name="OrgXref.org805eba6"/>
<text:bookmark text:name="org805eba6"/>Intuition
<text:bookmark-end text:name="OrgXref.org805eba6"/></text:p>
              <text:list text:style-name="OrgBulletedList" text:continue-numbering="false">
                <text:list-item>
                  <text:p text:style-name="Text_20_body">suppose there is no failure, we can just broadcast our message to everyone and conclude.
</text:p>
                </text:list-item>
                <text:list-item>
                  <text:p text:style-name="Text_20_body">Since there can be a failure, we can <text:span text:style-name="Bold">“forward”</text:span> all messages received in our broadcast.
</text:p>
                </text:list-item>
                <text:list-item>
                  <text:p text:style-name="Text_20_body">What is left is to decide how many rounds are needed.
</text:p>
                </text:list-item>
              </text:list>
            </text:list-item>
            <text:list-item>
              <text:p text:style-name="Text_20_body">
<text:bookmark-start text:name="OrgXref.orgcc24915"/>
<text:bookmark text:name="orgcc24915"/>Details
<text:bookmark-end text:name="OrgXref.orgcc24915"/></text:p>
              <text:list text:style-name="OrgNumberedList" text:continue-numbering="false">
                <text:list-item>
                  <text:p text:style-name="Text_20_body">Intialize the set <text:span text:style-name="OrgCode">S:={my_input}</text:span>.
</text:p>
                </text:list-item>
                <text:list-item>
                  <text:p text:style-name="Text_20_body">Broadcast S to everyone for <text:span text:style-name="OrgCode">f+1</text:span> rounds (where f is number of node crashes
to tolerate)
</text:p>
                </text:list-item>
                <text:list-item>
                  <text:p text:style-name="Text_20_body">Union S with all the sets received in this round, and repeat 2.
</text:p>
                </text:list-item>
              </text:list>
            </text:list-item>
            <text:list-item>
              <text:p text:style-name="Text_20_body">
<text:bookmark-start text:name="OrgXref.org148d440"/>
<text:bookmark text:name="org148d440"/>Correctness
<text:bookmark-end text:name="OrgXref.org148d440"/></text:p>
              <text:list text:style-name="OrgNumberedList" text:continue-numbering="true">
                <text:list-item>
                  <text:p text:style-name="Text_20_body">
<text:bookmark-start text:name="OrgXref.org20e1e83"/>
<text:bookmark text:name="org20e1e83"/>Termination is obvious (f+1 rounds, bounded waiting)
<text:bookmark-end text:name="OrgXref.org20e1e83"/></text:p>
                </text:list-item>
                <text:list-item>
                  <text:p text:style-name="Text_20_body">
<text:bookmark-start text:name="OrgXref.orge2ddf60"/>
<text:bookmark text:name="orge2ddf60"/>Validity is obvious (if everyone same input, S = {s} is singleton)
<text:bookmark-end text:name="OrgXref.orge2ddf60"/></text:p>
                </text:list-item>
                <text:list-item>
                  <text:p text:style-name="Text_20_body">
<text:bookmark-start text:name="OrgXref.org749f524"/>
<text:bookmark text:name="org749f524"/>Agreement
<text:bookmark-end text:name="OrgXref.org749f524"/></text:p>
                  <text:list text:style-name="OrgNumberedList" text:continue-numbering="false">
                    <text:list-item>
                      <text:p text:style-name="Text_20_body">Given f+1 rounds and f failure, there must be at least 1 round with no
failure. Call that the good round.
</text:p>
                    </text:list-item>
                    <text:list-item>
                      <text:p text:style-name="Text_20_body">See that the good round must end with all nodes (that haven’t crashed) with
the same set <text:span text:style-name="OrgCode">S</text:span>.
</text:p>
                    </text:list-item>
                    <text:list-item>
                      <text:p text:style-name="Text_20_body">After the good round, each nodes’s <text:span text:style-name="OrgCode">S</text:span> do not change anymore.
</text:p>
                    </text:list-item>
                    <text:list-item>
                      <text:p text:style-name="Text_20_body">Then the deterministic function will choose the same value for all surviving
nodes.
</text:p>
                    </text:list-item>
                  </text:list>
                </text:list-item>
              </text:list>
            </text:list-item>
          </text:list>
        </text:list-item>
        <text:list-item>
          <text:p text:style-name="Text_20_body">
<text:bookmark-start text:name="OrgXref.orgf0dc6d4"/>
<text:bookmark text:name="orgf0dc6d4"/>Lower bound is (Omega(f))
<text:bookmark-end text:name="OrgXref.orgf0dc6d4"/></text:p>
          <text:list text:style-name="OrgBulletedList" text:continue-numbering="false">
            <text:list-item>
              <text:p text:style-name="Text_20_body">Statement: any deterministic algorithm that works (fulfills termination,
agreement, validity) must take at least f+1 rounds.
</text:p>
            </text:list-item>
            <text:list-item>
              <text:p text:style-name="Text_20_body">Proof is too hard (not in scope).
</text:p>
            </text:list-item>
          </text:list>
        </text:list-item>
      </text:list>
      <text:h text:style-name="Heading_20_3" text:outline-level="3" text:is-list-header="false">
<text:bookmark-start text:name="OrgXref.org8921501"/>
<text:bookmark text:name="org8921501"/>Version 2: Link Failure
<text:bookmark-end text:name="OrgXref.org8921501"/></text:h>
      <text:list text:style-name="OrgNumberedList" text:continue-numbering="false">
        <text:list-item>
          <text:p text:style-name="Text_20_body">
<text:bookmark-start text:name="OrgXref.orgaf1ca44"/>
<text:bookmark text:name="orgaf1ca44"/>Setup
<text:bookmark-end text:name="OrgXref.orgaf1ca44"/></text:p>
          <text:list text:style-name="OrgBulletedList" text:continue-numbering="false">
            <text:list-item>
              <text:p text:style-name="Text_20_body">nodes do not fail
</text:p>
            </text:list-item>
            <text:list-item>
              <text:p text:style-name="Text_20_body">but the message channels (between any pair of processes) can fail arbitrarily
long (drop unbounded # of messages)
</text:p>
            </text:list-item>
          </text:list>
        </text:list-item>
        <text:list-item>
          <text:p text:style-name="Text_20_body">
<text:bookmark-start text:name="OrgXref.org760a4b5"/>
<text:bookmark text:name="org760a4b5"/>Goal 1: Termination, Agreement, Validity
<text:bookmark-end text:name="OrgXref.org760a4b5"/></text:p>
          <text:list text:style-name="OrgBulletedList" text:continue-numbering="false">
            <text:list-item>
              <text:p text:style-name="Text_20_body">Termination: all nodes eventually decide
</text:p>
            </text:list-item>
            <text:list-item>
              <text:p text:style-name="Text_20_body">Agreement: all nodes settle on one same value
</text:p>
            </text:list-item>
            <text:list-item>
              <text:p text:style-name="Text_20_body">Validity: if all started as same value, must settle on that value.
</text:p>
            </text:list-item>
          </text:list>
          <text:list text:style-name="OrgNumberedList" text:continue-numbering="true">
            <text:list-item>
              <text:p text:style-name="Text_20_body">
<text:bookmark-start text:name="OrgXref.orgc93d383"/>
<text:bookmark text:name="orgc93d383"/>There is no deterministic algorithm
<text:bookmark-end text:name="OrgXref.orgc93d383"/></text:p>
              <text:list text:style-name="OrgNumberedList" text:continue-numbering="false">
                <text:list-item>
                  <text:p text:style-name="Text_20_body">Suppose there is one. Two processes with a eternally failing channel. Assume
both have input 1, then has to conclude with 1.
</text:p>
                </text:list-item>
              </text:list>
            </text:list-item>
          </text:list>
        </text:list-item>
      </text:list>
      <text:section text:style-name="OrgIndentedSection-Level-3"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input</text:p>
              </table:table-cell>
              <table:table-cell table:style-name="OrgTblCellTB">
                <text:p text:style-name="OrgTableHeadingRight">conclusion</text:p>
              </table:table-cell>
            </table:table-row>
          </table:table-header-rows>
          <table:table-rows>
            <table:table-row>
              <table:table-cell table:style-name="OrgTblCellT">
                <text:p text:style-name="OrgTableContentsLeft">A</text:p>
              </table:table-cell>
              <table:table-cell table:style-name="OrgTblCellT">
                <text:p text:style-name="OrgTableContentsRight">1</text:p>
              </table:table-cell>
              <table:table-cell table:style-name="OrgTblCellT">
                <text:p text:style-name="OrgTableContentsRight">1</text:p>
              </table:table-cell>
            </table:table-row>
            <table:table-row>
              <table:table-cell table:style-name="OrgTblCellB">
                <text:p text:style-name="OrgTableContentsLeft">B</text:p>
              </table:table-cell>
              <table:table-cell table:style-name="OrgTblCellB">
                <text:p text:style-name="OrgTableContentsRight">1</text:p>
              </table:table-cell>
              <table:table-cell table:style-name="OrgTblCellB">
                <text:p text:style-name="OrgTableContentsRight">1</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Suppose process B has input 0. To A, this is indistinguishable from B having
input 1 since they cannot communicate. Thus B will still conclude 1.
</text:p>
                </text:list-item>
              </text:list>
            </text:list-item>
          </text:list>
        </text:list-item>
      </text:list>
      <text:section text:style-name="OrgIndentedSection-Level-3"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input</text:p>
              </table:table-cell>
              <table:table-cell table:style-name="OrgTblCellTB">
                <text:p text:style-name="OrgTableHeadingLeft">conclusion</text:p>
              </table:table-cell>
            </table:table-row>
          </table:table-header-rows>
          <table:table-rows>
            <table:table-row>
              <table:table-cell table:style-name="OrgTblCellT">
                <text:p text:style-name="OrgTableContentsLeft">A</text:p>
              </table:table-cell>
              <table:table-cell table:style-name="OrgTblCellT">
                <text:p text:style-name="OrgTableContentsRight">1</text:p>
              </table:table-cell>
              <table:table-cell table:style-name="OrgTblCellT">
                <text:p text:style-name="OrgTableContentsLeft">1 (indistinguishable)</text:p>
              </table:table-cell>
            </table:table-row>
            <table:table-row>
              <table:table-cell table:style-name="OrgTblCellB">
                <text:p text:style-name="OrgTableContentsLeft">B</text:p>
              </table:table-cell>
              <table:table-cell table:style-name="OrgTblCellB">
                <text:p text:style-name="OrgTableContentsRight">0</text:p>
              </table:table-cell>
              <table:table-cell table:style-name="OrgTblCellB">
                <text:p text:style-name="OrgTableContentsLeft">1</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By Agreement, B will conclude as 1 too, force by A’s ignorant conclusion.
</text:p>
                </text:list-item>
              </text:list>
            </text:list-item>
          </text:list>
        </text:list-item>
      </text:list>
      <text:section text:style-name="OrgIndentedSection-Level-3" text:name="Section3">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input</text:p>
              </table:table-cell>
              <table:table-cell table:style-name="OrgTblCellTB">
                <text:p text:style-name="OrgTableHeadingLeft">conclusion</text:p>
              </table:table-cell>
            </table:table-row>
          </table:table-header-rows>
          <table:table-rows>
            <table:table-row>
              <table:table-cell table:style-name="OrgTblCellT">
                <text:p text:style-name="OrgTableContentsLeft">A</text:p>
              </table:table-cell>
              <table:table-cell table:style-name="OrgTblCellT">
                <text:p text:style-name="OrgTableContentsRight">1</text:p>
              </table:table-cell>
              <table:table-cell table:style-name="OrgTblCellT">
                <text:p text:style-name="OrgTableContentsLeft">1</text:p>
              </table:table-cell>
            </table:table-row>
            <table:table-row>
              <table:table-cell table:style-name="OrgTblCellB">
                <text:p text:style-name="OrgTableContentsLeft">B</text:p>
              </table:table-cell>
              <table:table-cell table:style-name="OrgTblCellB">
                <text:p text:style-name="OrgTableContentsRight">0</text:p>
              </table:table-cell>
              <table:table-cell table:style-name="OrgTblCellB">
                <text:p text:style-name="OrgTableContentsLeft">1 (Agreement)</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Now suppose A has input 0 as well. To B, this is indistinguishable from A
having 1 (remember by 2, 3, A having 1 forces B to conclude 1) so it will
still conclude with 1.
</text:p>
                </text:list-item>
              </text:list>
            </text:list-item>
          </text:list>
        </text:list-item>
      </text:list>
      <text:section text:style-name="OrgIndentedSection-Level-3" text:name="Section4">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input</text:p>
              </table:table-cell>
              <table:table-cell table:style-name="OrgTblCellTB">
                <text:p text:style-name="OrgTableHeadingLeft">conclusion</text:p>
              </table:table-cell>
            </table:table-row>
          </table:table-header-rows>
          <table:table-rows>
            <table:table-row>
              <table:table-cell table:style-name="OrgTblCellT">
                <text:p text:style-name="OrgTableContentsLeft">A</text:p>
              </table:table-cell>
              <table:table-cell table:style-name="OrgTblCellT">
                <text:p text:style-name="OrgTableContentsRight">0</text:p>
              </table:table-cell>
              <table:table-cell table:style-name="OrgTblCellT">
                <text:p text:style-name="OrgTableContentsLeft">1</text:p>
              </table:table-cell>
            </table:table-row>
            <table:table-row>
              <table:table-cell table:style-name="OrgTblCellB">
                <text:p text:style-name="OrgTableContentsLeft">B</text:p>
              </table:table-cell>
              <table:table-cell table:style-name="OrgTblCellB">
                <text:p text:style-name="OrgTableContentsRight">0</text:p>
              </table:table-cell>
              <table:table-cell table:style-name="OrgTblCellB">
                <text:p text:style-name="OrgTableContentsLeft">1 (indistinguishable)</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Then A will be forced to conclude with 1, violating Validity. Contradiction.
</text:p>
                </text:list-item>
              </text:list>
            </text:list-item>
          </text:list>
        </text:list-item>
      </text:list>
      <text:section text:style-name="OrgIndentedSection-Level-3" text:name="Section5">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input</text:p>
              </table:table-cell>
              <table:table-cell table:style-name="OrgTblCellTB">
                <text:p text:style-name="OrgTableHeadingLeft">conclusion</text:p>
              </table:table-cell>
            </table:table-row>
          </table:table-header-rows>
          <table:table-rows>
            <table:table-row>
              <table:table-cell table:style-name="OrgTblCellT">
                <text:p text:style-name="OrgTableContentsLeft">A</text:p>
              </table:table-cell>
              <table:table-cell table:style-name="OrgTblCellT">
                <text:p text:style-name="OrgTableContentsRight">0</text:p>
              </table:table-cell>
              <table:table-cell table:style-name="OrgTblCellT">
                <text:p text:style-name="OrgTableContentsLeft">1 (validity)</text:p>
              </table:table-cell>
            </table:table-row>
            <table:table-row>
              <table:table-cell table:style-name="OrgTblCellB">
                <text:p text:style-name="OrgTableContentsLeft">B</text:p>
              </table:table-cell>
              <table:table-cell table:style-name="OrgTblCellB">
                <text:p text:style-name="OrgTableContentsRight">0</text:p>
              </table:table-cell>
              <table:table-cell table:style-name="OrgTblCellB">
                <text:p text:style-name="OrgTableContentsLeft">1</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
            </text:list-item>
          </text:list>
        </text:list-item>
        <text:list-item>
          <text:p text:style-name="Text_20_body">
<text:bookmark-start text:name="OrgXref.org466d958"/>
<text:bookmark text:name="org466d958"/>Goal 2: T, A, Weakened Validity
<text:bookmark-end text:name="OrgXref.org466d958"/></text:p>
          <text:list text:style-name="OrgBulletedList" text:continue-numbering="false">
            <text:list-item>
              <text:p text:style-name="Text_20_body">Since validity was violated just now, we try to weaken it. Is consensus
possible now?
</text:p>
            </text:list-item>
            <text:list-item>
              <text:p text:style-name="Text_20_body">If all start from 0, should settle on 0
</text:p>
            </text:list-item>
            <text:list-item>
              <text:p text:style-name="Text_20_body">If all start from 1, then must settle on 1 only if no message is lost
</text:p>
            </text:list-item>
          </text:list>
          <text:list text:style-name="OrgNumberedList" text:continue-numbering="true">
            <text:list-item>
              <text:p text:style-name="Text_20_body">
<text:bookmark-start text:name="OrgXref.org343958d"/>
<text:bookmark text:name="org343958d"/>Still no deterministic algorithm.
<text:bookmark-end text:name="OrgXref.org343958d"/></text:p>
              <text:list text:style-name="OrgBulletedList" text:continue-numbering="false">
                <text:list-item>
                  <text:p text:style-name="Text_20_body">Lemma: if two processes start with 1, and one process’s last message is lost,
none detects it. Then the one who lost, B, didn’t know it lost, hence is
<text:span text:style-name="Bold">indistinguishable</text:span> from nothing is lost and must settle on 1. By agreement, A
should settle on 1 as well.
</text:p>
                </text:list-item>
                <text:list-item>
                  <text:p text:style-name="Text_20_body">Using the lemma above, we can still chain indistinguishability from 0, 0 to 1,
1 and force a contradiction (settle on 0, 0 given 1, 1, when all messages are
lost)
</text:p>
                </text:list-item>
              </text:list>
              <text:list text:style-name="OrgNumberedList" text:continue-numbering="true">
                <text:list-item>
                  <text:p text:style-name="Text_20_body">
<text:bookmark-start text:name="OrgXref.org0395f89"/>
<text:bookmark text:name="org0395f89"/>Proof of no deterministic algorithm
<text:bookmark-end text:name="OrgXref.org0395f89"/></text:p>
                  <text:p text:style-name="Text_20_body">Essentially the same as in the previous Goal, but start with 0,0. Achieve
contradiction not by validity (we weakened it thus would not be contradicted),
but consider an undetected loss of last message, which has to conclude with 1,1.
</text:p>
                </text:list-item>
              </text:list>
            </text:list-item>
          </text:list>
        </text:list-item>
        <text:list-item>
          <text:p text:style-name="Text_20_body">
<text:bookmark-start text:name="OrgXref.org666b2ef"/>
<text:bookmark text:name="org666b2ef"/>Goal 3: T, Limited Agreement, Weakened Validity
<text:bookmark-end text:name="OrgXref.org666b2ef"/></text:p>
          <text:list text:style-name="OrgBulletedList" text:continue-numbering="false">
            <text:list-item>
              <text:p text:style-name="Text_20_body">Limited Agreement: all nodes decide on the same value with probability =
(1-<text:span text:style-name="OrgCode">$\epsilon$</text:span>)
</text:p>
            </text:list-item>
          </text:list>
          <text:list text:style-name="OrgNumberedList" text:continue-numbering="true">
            <text:list-item>
              <text:p text:style-name="Text_20_body">
<text:bookmark-start text:name="OrgXref.org3a2be65"/>
<text:bookmark text:name="org3a2be65"/>The concept of adversary
<text:bookmark-end text:name="OrgXref.org3a2be65"/></text:p>
              <text:p text:style-name="Text_20_body">We imagine the message losses are not just random, but as bad as possible, as if
designed by an adversary to destroy our plans for consensus. Then we do a worst
case analysis against this adversary.
</text:p>
            </text:list-item>
            <text:list-item>
              <text:p text:style-name="Text_20_body">
<text:bookmark-start text:name="OrgXref.org8370c77"/>
<text:bookmark text:name="org8370c77"/>Randomized Algorithm that works with error (1/r)
<text:bookmark-end text:name="OrgXref.org8370c77"/></text:p>
              <text:list text:style-name="OrgNumberedList" text:continue-numbering="false">
                <text:list-item>
                  <text:p text:style-name="Text_20_body">Setup: We have processes P1, P2, etc.
</text:p>
                  <text:list text:style-name="OrgBulletedList" text:continue-numbering="true">
                    <text:list-item>
                      <text:p text:style-name="Text_20_body">All random choices not known by adversary beforehand.
</text:p>
                    </text:list-item>
                    <text:list-item>
                      <text:p text:style-name="Text_20_body">Let the total number of rounds to be <text:span text:style-name="OrgCode">r</text:span>.
</text:p>
                    </text:list-item>
                    <text:list-item>
                      <text:p text:style-name="Text_20_body">Each process has an <text:span text:style-name="Bold">input</text:span>, 0 or 1. Each process has a value called
<text:span text:style-name="Bold">level</text:span>, initialized to 0.
</text:p>
                    </text:list-item>
                    <text:list-item>
                      <text:p text:style-name="Text_20_body">P1 sets the a <text:span text:style-name="Bold">bar</text:span> randomly between 1 and r, inclusive. Every process
tries to increment <text:span text:style-name="Bold">level</text:span> so that they reach the <text:span text:style-name="Bold">bar</text:span> over the <text:span text:style-name="OrgCode">r</text:span>
rounds.
</text:p>
                    </text:list-item>
                  </text:list>
                </text:list-item>
                <text:list-item>
                  <text:p text:style-name="Text_20_body">Broadcast messages and receive messages for r rounds. Each message contain
<text:span text:style-name="Bold">bar</text:span> (if you know it), <text:span text:style-name="Bold">input</text:span>, and own <text:span text:style-name="Bold">level</text:span>. Upon receive, update own
<text:span text:style-name="Bold">level</text:span> to <text:span text:style-name="OrgCode">l+1</text:span> if everyone is at least level <text:span text:style-name="OrgCode">l</text:span>.
</text:p>
                </text:list-item>
                <text:list-item>
                  <text:p text:style-name="Text_20_body">We can inductively show that every pair of levels must differ by at most one
at every round.
</text:p>
                </text:list-item>
                <text:list-item>
                  <text:p text:style-name="Text_20_body">Once r rounds are over, decide on 1 IFF you know that everyone has input 1
AND you know bar (trivial for P1) AND level &gt;= bar.
</text:p>
                </text:list-item>
              </text:list>
              <text:list text:style-name="OrgNumberedList" text:continue-numbering="true">
                <text:list-item>
                  <text:p text:style-name="Text_20_body">
<text:bookmark-start text:name="OrgXref.orgbc3bb3c"/>
<text:bookmark text:name="orgbc3bb3c"/>Analysis
<text:bookmark-end text:name="OrgXref.orgbc3bb3c"/></text:p>
                  <text:list text:style-name="OrgNumberedList" text:continue-numbering="true">
                    <text:list-item>
                      <text:p text:style-name="Text_20_body">
<text:bookmark-start text:name="OrgXref.org8d4a47e"/>
<text:bookmark text:name="org8d4a47e"/>Termination (obvious by <text:span text:style-name="OrgCode">r</text:span> rounds)
<text:bookmark-end text:name="OrgXref.org8d4a47e"/></text:p>
                    </text:list-item>
                    <text:list-item>
                      <text:p text:style-name="Text_20_body">
<text:bookmark-start text:name="OrgXref.org66d6789"/>
<text:bookmark text:name="org66d6789"/>Agreement with probability (1-1/r)
<text:bookmark-end text:name="OrgXref.org66d6789"/></text:p>
                      <text:list text:style-name="OrgBulletedList" text:continue-numbering="false">
                        <text:list-item>
                          <text:p text:style-name="Text_20_body">Since not every process’s <text:span text:style-name="Bold">level</text:span> will reach <text:span text:style-name="Bold">bar</text:span>, not everyone can decide
</text:p>
                        </text:list-item>
                      </text:list>
                      <text:p text:style-name="Text_20_body">correctly (eg, should decide 1 but limited by insufficient level). We then
analyze what is the probability for these events.
</text:p>
                      <text:list text:style-name="OrgBulletedList" text:continue-numbering="false">
                        <text:list-item>
                          <text:p text:style-name="Text_20_body">Error only happens if P1 decide on 1 while P2 decide on 0 (WLOG).
</text:p>
                        </text:list-item>
                        <text:list-item>
                          <text:p text:style-name="Text_20_body">Denote P1’s level as L1, P2’s level as L2.
</text:p>
                        </text:list-item>
                      </text:list>
                      <text:list text:style-name="OrgNumberedList" text:continue-numbering="true">
                        <text:list-item>
                          <text:p text:style-name="Text_20_body">
<text:bookmark-start text:name="OrgXref.orgf31502a"/>
<text:bookmark text:name="orgf31502a"/>Scenario: One process decides 1, the other process decides 0
<text:bookmark-end text:name="OrgXref.orgf31502a"/></text:p>
                          <text:list text:style-name="OrgNumberedList" text:continue-numbering="true">
                            <text:list-item>
                              <text:p text:style-name="Text_20_body">
<text:bookmark-start text:name="OrgXref.orgc2ed958"/>
<text:bookmark text:name="orgc2ed958"/>Case 1: P1 hears P2, but P2 never heard from P1 at all
<text:bookmark-end text:name="OrgXref.orgc2ed958"/></text:p>
                              <text:list text:style-name="OrgBulletedList" text:continue-numbering="false">
                                <text:list-item>
                                  <text:p text:style-name="Text_20_body">Then P2 must have level 0 (L2 = 0). It never heard from P1 and does not know
bar, hence will conclude 0.
</text:p>
                                </text:list-item>
                              </text:list>
                            </text:list-item>
                          </text:list>
                        </text:list-item>
                      </text:list>
                    </text:list-item>
                  </text:list>
                </text:list-item>
              </text:list>
            </text:list-item>
          </text:list>
        </text:list-item>
      </text:list>
      <text:section text:style-name="OrgIndentedSection-Level-7"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Left">level</text:p>
              </table:table-cell>
              <table:table-cell table:style-name="OrgTblCellTB">
                <text:p text:style-name="OrgTableHeadingLeft">decision</text:p>
              </table:table-cell>
            </table:table-row>
          </table:table-header-rows>
          <table:table-rows>
            <table:table-row>
              <table:table-cell table:style-name="OrgTblCellT">
                <text:p text:style-name="OrgTableContentsLeft">P1</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B">
                <text:p text:style-name="OrgTableContentsLeft">P2</text:p>
              </table:table-cell>
              <table:table-cell table:style-name="OrgTblCellB">
                <text:p text:style-name="OrgTableContentsLeft">0</text:p>
              </table:table-cell>
              <table:table-cell table:style-name="OrgTblCellB">
                <text:p text:style-name="OrgTableContentsLeft">0</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BulletedList" text:continue-numbering="true">
                                <text:list-header>

</text:list-header>
                                <text:list-item>
                                  <text:p text:style-name="Text_20_body">P1 hears P2 so must have level 1 (L1 = 1). To be an error case, it must
decide 1.
</text:p>
                                </text:list-item>
                              </text:list>
                            </text:list-item>
                          </text:list>
                        </text:list-item>
                      </text:list>
                    </text:list-item>
                  </text:list>
                </text:list-item>
              </text:list>
            </text:list-item>
          </text:list>
        </text:list-item>
      </text:list>
      <text:section text:style-name="OrgIndentedSection-Level-7" text:name="Section7">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level</text:p>
              </table:table-cell>
              <table:table-cell table:style-name="OrgTblCellTB">
                <text:p text:style-name="OrgTableHeadingRight">decision</text:p>
              </table:table-cell>
            </table:table-row>
          </table:table-header-rows>
          <table:table-rows>
            <table:table-row>
              <table:table-cell table:style-name="OrgTblCellT">
                <text:p text:style-name="OrgTableContentsLeft">P1</text:p>
              </table:table-cell>
              <table:table-cell table:style-name="OrgTblCellT">
                <text:p text:style-name="OrgTableContentsRight">1</text:p>
              </table:table-cell>
              <table:table-cell table:style-name="OrgTblCellT">
                <text:p text:style-name="OrgTableContentsRight">1</text:p>
              </table:table-cell>
            </table:table-row>
            <table:table-row>
              <table:table-cell table:style-name="OrgTblCellB">
                <text:p text:style-name="OrgTableContentsLeft">P2</text:p>
              </table:table-cell>
              <table:table-cell table:style-name="OrgTblCellB">
                <text:p text:style-name="OrgTableContentsRight">0</text:p>
              </table:table-cell>
              <table:table-cell table:style-name="OrgTblCellB">
                <text:p text:style-name="OrgTableContentsRight">0</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BulletedList" text:continue-numbering="true">
                                <text:list-header>

</text:list-header>
                                <text:list-item>
                                  <text:p text:style-name="Text_20_body">What do we know, now P1 decides 1? All conditions below must be fulfilled:
</text:p>
                                  <text:list text:style-name="OrgNumberedList" text:continue-numbering="true">
                                    <text:list-item>
                                      <text:p text:style-name="Text_20_body">Knows bar (no new info, P1 set the bar)
</text:p>
                                    </text:list-item>
                                    <text:list-item>
                                      <text:p text:style-name="Text_20_body">All inputs are 1
</text:p>
                                    </text:list-item>
                                    <text:list-item>
                                      <text:p text:style-name="Text_20_body">1 &gt;= bar. Since bar is at least 1, bar = 1.
</text:p>
                                    </text:list-item>
                                  </text:list>
                                </text:list-item>
                              </text:list>
                              <text:list text:style-name="OrgNumberedList" text:continue-numbering="true">
                                <text:list-item>
                                  <text:p text:style-name="Text_20_body">
<text:bookmark-start text:name="OrgXref.orge2ac6b0"/>
<text:bookmark text:name="orge2ac6b0"/>Conclusion: only happens when bar = 1, probability = 1/r
<text:bookmark-end text:name="OrgXref.orge2ac6b0"/></text:p>
                                </text:list-item>
                              </text:list>
                            </text:list-item>
                            <text:list-item>
                              <text:p text:style-name="Text_20_body">
<text:bookmark-start text:name="OrgXref.orgeba7430"/>
<text:bookmark text:name="orgeba7430"/>Case 2: P2 hears P1, but P1 never heard from P2 at all
<text:bookmark-end text:name="OrgXref.orgeba7430"/></text:p>
                              <text:list text:style-name="OrgBulletedList" text:continue-numbering="false">
                                <text:list-item>
                                  <text:p text:style-name="Text_20_body">Then P1 must have level 0 (L1 = 0). It never heard from P2 and does not know
P2’s input, hence will conclude 0.
</text:p>
                                </text:list-item>
                              </text:list>
                            </text:list-item>
                          </text:list>
                        </text:list-item>
                      </text:list>
                    </text:list-item>
                  </text:list>
                </text:list-item>
              </text:list>
            </text:list-item>
          </text:list>
        </text:list-item>
      </text:list>
      <text:section text:style-name="OrgIndentedSection-Level-7" text:name="Section8">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level</text:p>
              </table:table-cell>
              <table:table-cell table:style-name="OrgTblCellTB">
                <text:p text:style-name="OrgTableHeadingRight">decision</text:p>
              </table:table-cell>
            </table:table-row>
          </table:table-header-rows>
          <table:table-rows>
            <table:table-row>
              <table:table-cell table:style-name="OrgTblCellT">
                <text:p text:style-name="OrgTableContentsLeft">P1</text:p>
              </table:table-cell>
              <table:table-cell table:style-name="OrgTblCellT">
                <text:p text:style-name="OrgTableContentsRight">0</text:p>
              </table:table-cell>
              <table:table-cell table:style-name="OrgTblCellT">
                <text:p text:style-name="OrgTableContentsRight">0</text:p>
              </table:table-cell>
            </table:table-row>
            <table:table-row>
              <table:table-cell table:style-name="OrgTblCellB">
                <text:p text:style-name="OrgTableContentsLeft">P2</text:p>
              </table:table-cell>
              <table:table-cell table:style-name="OrgTblCellB">
                <text:p text:style-name="OrgTableContentsRight"/>
              </table:table-cell>
              <table:table-cell table:style-name="OrgTblCellB">
                <text:p text:style-name="OrgTableContentsRight"/>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BulletedList" text:continue-numbering="true">
                                <text:list-header>

</text:list-header>
                                <text:list-item>
                                  <text:p text:style-name="Text_20_body">P2 hears P1 so must have level 1 (L2 = 1). To be an error case, it must
decide 1.
</text:p>
                                </text:list-item>
                              </text:list>
                            </text:list-item>
                          </text:list>
                        </text:list-item>
                      </text:list>
                    </text:list-item>
                  </text:list>
                </text:list-item>
              </text:list>
            </text:list-item>
          </text:list>
        </text:list-item>
      </text:list>
      <text:section text:style-name="OrgIndentedSection-Level-7" text:name="Section9">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cess</text:p>
              </table:table-cell>
              <table:table-cell table:style-name="OrgTblCellTB">
                <text:p text:style-name="OrgTableHeadingRight">level</text:p>
              </table:table-cell>
              <table:table-cell table:style-name="OrgTblCellTB">
                <text:p text:style-name="OrgTableHeadingRight">decision</text:p>
              </table:table-cell>
            </table:table-row>
          </table:table-header-rows>
          <table:table-rows>
            <table:table-row>
              <table:table-cell table:style-name="OrgTblCellT">
                <text:p text:style-name="OrgTableContentsLeft">P1</text:p>
              </table:table-cell>
              <table:table-cell table:style-name="OrgTblCellT">
                <text:p text:style-name="OrgTableContentsRight">0</text:p>
              </table:table-cell>
              <table:table-cell table:style-name="OrgTblCellT">
                <text:p text:style-name="OrgTableContentsRight">0</text:p>
              </table:table-cell>
            </table:table-row>
            <table:table-row>
              <table:table-cell table:style-name="OrgTblCellB">
                <text:p text:style-name="OrgTableContentsLeft">P2</text:p>
              </table:table-cell>
              <table:table-cell table:style-name="OrgTblCellB">
                <text:p text:style-name="OrgTableContentsRight">1</text:p>
              </table:table-cell>
              <table:table-cell table:style-name="OrgTblCellB">
                <text:p text:style-name="OrgTableContentsRight">1</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BulletedList" text:continue-numbering="true">
                                <text:list-header>

</text:list-header>
                                <text:list-item>
                                  <text:p text:style-name="Text_20_body">What do we know, now P2 decides 1? All conditions below must be fulfilled:
</text:p>
                                  <text:list text:style-name="OrgNumberedList" text:continue-numbering="true">
                                    <text:list-item>
                                      <text:p text:style-name="Text_20_body">Knows bar (no new info, P2 heard from P1)
</text:p>
                                    </text:list-item>
                                    <text:list-item>
                                      <text:p text:style-name="Text_20_body">All inputs are 1
</text:p>
                                    </text:list-item>
                                    <text:list-item>
                                      <text:p text:style-name="Text_20_body">1 = L2 &gt;= bar. Since bar is at least 1, bar = 1.
</text:p>
                                    </text:list-item>
                                  </text:list>
                                </text:list-item>
                              </text:list>
                              <text:list text:style-name="OrgNumberedList" text:continue-numbering="true">
                                <text:list-item>
                                  <text:p text:style-name="Text_20_body">
<text:bookmark-start text:name="OrgXref.orgae61dbf"/>
<text:bookmark text:name="orgae61dbf"/>Conclusion: only happens when bar = 1, probability = 1/r
<text:bookmark-end text:name="OrgXref.orgae61dbf"/></text:p>
                                </text:list-item>
                              </text:list>
                            </text:list-item>
                            <text:list-item>
                              <text:p text:style-name="Text_20_body">
<text:bookmark-start text:name="OrgXref.org16e0dbd"/>
<text:bookmark text:name="org16e0dbd"/>Case 3: P1 did not hear from P2 and vice versa
<text:bookmark-end text:name="OrgXref.org16e0dbd"/></text:p>
                              <text:p text:style-name="Text_20_body">This case would not cause error, since they will both conclude 0.
</text:p>
                            </text:list-item>
                            <text:list-item>
                              <text:p text:style-name="Text_20_body">
<text:bookmark-start text:name="OrgXref.org808c880"/>
<text:bookmark text:name="org808c880"/>Case 4: P1 heard from P2 and vice versa
<text:bookmark-end text:name="OrgXref.org808c880"/></text:p>
                              <text:list text:style-name="OrgBulletedList" text:continue-numbering="false">
                                <text:list-item>
                                  <text:p text:style-name="Text_20_body">The only violatable condition before concluding 1, is that <text:span text:style-name="OrgCode">level&lt;bar</text:span>.
</text:p>
                                </text:list-item>
                                <text:list-item>
                                  <text:p text:style-name="Text_20_body">Their <text:span text:style-name="Bold">level</text:span> difference is at most one (by lemma).
</text:p>
                                </text:list-item>
                                <text:list-item>
                                  <text:p text:style-name="Text_20_body">Probability is <text:span text:style-name="OrgCode">1/r</text:span>, when the <text:span text:style-name="Bold">bar</text:span> is set to the maximum of the two.
</text:p>
                                </text:list-item>
                              </text:list>
                            </text:list-item>
                          </text:list>
                        </text:list-item>
                        <text:list-item>
                          <text:p text:style-name="Text_20_body">
<text:bookmark-start text:name="OrgXref.orga664313"/>
<text:bookmark text:name="orga664313"/>Conclusion: error probability is 1/r.
<text:bookmark-end text:name="OrgXref.orga664313"/></text:p>
                        </text:list-item>
                      </text:list>
                    </text:list-item>
                    <text:list-item>
                      <text:p text:style-name="Text_20_body">
<text:bookmark-start text:name="OrgXref.org2f21e3a"/>
<text:bookmark text:name="org2f21e3a"/>Weakened Validity
<text:bookmark-end text:name="OrgXref.org2f21e3a"/></text:p>
                      <text:list text:style-name="OrgBulletedList" text:continue-numbering="false">
                        <text:list-item>
                          <text:p text:style-name="Text_20_body">suppose everyone starts with 0, no one can conclude 1 therefore everyone will
conclude 0.
</text:p>
                        </text:list-item>
                        <text:list-item>
                          <text:p text:style-name="Text_20_body">suppose everyone starts with 1.
</text:p>
                          <text:list text:style-name="OrgBulletedList" text:continue-numbering="true">
                            <text:list-item>
                              <text:p text:style-name="Text_20_body">suppose no message lost, everyone will reach <text:span text:style-name="Bold">bar</text:span> in <text:span text:style-name="OrgCode">r</text:span> (<text:span text:style-name="OrgCode">$r\ge bar$</text:span>)
rounds. In fact, everyone will have <text:span text:style-name="Bold">level</text:span> = <text:span text:style-name="OrgCode">r</text:span>. Everyone will conclude 1.
</text:p>
                            </text:list-item>
                            <text:list-item>
                              <text:p text:style-name="Text_20_body">suppose message lost, then can decide on anything.
</text:p>
                            </text:list-item>
                          </text:list>
                        </text:list-item>
                      </text:list>
                    </text:list-item>
                  </text:list>
                </text:list-item>
              </text:list>
            </text:list-item>
            <text:list-item>
              <text:p text:style-name="Text_20_body">
<text:bookmark-start text:name="OrgXref.org1e48bc4"/>
<text:bookmark text:name="org1e48bc4"/>Error probability of 1/#rounds is a lower bound.
<text:bookmark-end text:name="OrgXref.org1e48bc4"/></text:p>
              <text:list text:style-name="OrgBulletedList" text:continue-numbering="false">
                <text:list-item>
                  <text:p text:style-name="Text_20_body">proof can be found in Lynch.
</text:p>
                </text:list-item>
              </text:list>
            </text:list-item>
          </text:list>
        </text:list-item>
      </text:list>
      <text:h text:style-name="Heading_20_3" text:outline-level="3" text:is-list-header="false">
<text:bookmark-start text:name="OrgXref.org1c47baf"/>
<text:bookmark text:name="org1c47baf"/>Version 4: Byzantine Failures
<text:bookmark-end text:name="OrgXref.org1c47baf"/></text:h>
      <text:list text:style-name="OrgNumberedList" text:continue-numbering="false">
        <text:list-item>
          <text:p text:style-name="Text_20_body">
<text:bookmark-start text:name="OrgXref.org7a06783"/>
<text:bookmark text:name="org7a06783"/>Failure Model
<text:bookmark-end text:name="OrgXref.org7a06783"/></text:p>
          <text:p text:style-name="Text_20_body">Each node can “lie” about its input.
</text:p>
        </text:list-item>
        <text:list-item>
          <text:p text:style-name="Text_20_body">
<text:bookmark-start text:name="OrgXref.orgdd9b8bc"/>
<text:bookmark text:name="orgdd9b8bc"/>Modified goals - everything only applies to non-faulty nodes
<text:bookmark-end text:name="OrgXref.orgdd9b8bc"/></text:p>
        </text:list-item>
        <text:list-item>
          <text:p text:style-name="Text_20_body">
<text:bookmark-start text:name="OrgXref.orge475686"/>
<text:bookmark text:name="orge475686"/>A simple (unsuccessful) attempt
<text:bookmark-end text:name="OrgXref.orge475686"/></text:p>
          <text:list text:style-name="OrgNumberedList" text:continue-numbering="false">
            <text:list-item>
              <text:p text:style-name="Text_20_body">(Byzantine fault) A tells B 1, A tells C 0.
B tells everyone 1.
C tells everyone 0.
</text:p>
            </text:list-item>
          </text:list>
        </text:list-item>
      </text:list>
      <text:section text:style-name="OrgIndentedSection-Level-2" text:name="Section10">
        <table:table table:style-name="OrgTable">
          <table:table-column table:style-name="OrgTableColumn"/>
          <table:table-column table:style-name="OrgTableColumn"/>
          <table:table-header-rows>
            <table:table-row>
              <table:table-cell table:style-name="OrgTblCellTB">
                <text:p text:style-name="OrgTableHeadingLeft">node</text:p>
              </table:table-cell>
              <table:table-cell table:style-name="OrgTblCellTB">
                <text:p text:style-name="OrgTableHeadingLeft">received</text:p>
              </table:table-cell>
            </table:table-row>
          </table:table-header-rows>
          <table:table-rows>
            <table:table-row>
              <table:table-cell table:style-name="OrgTblCellT">
                <text:p text:style-name="OrgTableContentsLeft">A</text:p>
              </table:table-cell>
              <table:table-cell table:style-name="OrgTblCellT">
                <text:p text:style-name="OrgTableContentsLeft">1, 1, 0</text:p>
              </table:table-cell>
            </table:table-row>
            <table:table-row>
              <table:table-cell table:style-name="OrgTblCell">
                <text:p text:style-name="OrgTableContentsLeft">B</text:p>
              </table:table-cell>
              <table:table-cell table:style-name="OrgTblCell">
                <text:p text:style-name="OrgTableContentsLeft">1, 1, 0</text:p>
              </table:table-cell>
            </table:table-row>
            <table:table-row>
              <table:table-cell table:style-name="OrgTblCellB">
                <text:p text:style-name="OrgTableContentsLeft">C</text:p>
              </table:table-cell>
              <table:table-cell table:style-name="OrgTblCellB">
                <text:p text:style-name="OrgTableContentsLeft">0, 1, 0</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Anyone could be lying. C decides B is lying -&gt; it decides on 0. Similarly, B
will decide on 1, violating Agreement.
</text:p>
            </text:list-item>
            <text:list-item>
              <text:p text:style-name="Text_20_body">Furthermore, if you cross-check, you are not sure if the person you
cross-check with is reliable.
</text:p>
            </text:list-item>
          </text:list>
        </text:list-item>
        <text:list-item>
          <text:p text:style-name="Text_20_body">
<text:bookmark-start text:name="OrgXref.orgc6c5e7a"/>
<text:bookmark text:name="orgc6c5e7a"/>Theorem: Byzantine Consensus Threshold
<text:bookmark-end text:name="OrgXref.orgc6c5e7a"/></text:p>
          <text:list text:style-name="OrgBulletedList" text:continue-numbering="false">
            <text:list-item>
              <text:p text:style-name="Text_20_body">Theorem: if number of processes <text:span text:style-name="OrgCode">n</text:span>, number of byzantine failures <text:span text:style-name="OrgCode">f</text:span>, if
<text:span text:style-name="OrgCode">n&lt;=3f</text:span>, then any protocol cannot reach consensus.
</text:p>
            </text:list-item>
            <text:list-item>
              <text:p text:style-name="Text_20_body">Proof: omitted.
</text:p>
            </text:list-item>
          </text:list>
        </text:list-item>
        <text:list-item>
          <text:p text:style-name="Text_20_body">
<text:bookmark-start text:name="OrgXref.org67338a1"/>
<text:bookmark text:name="org67338a1"/>A protocol for # nodes n &gt;= 4f+1
<text:bookmark-end text:name="OrgXref.org67338a1"/></text:p>
          <text:list text:style-name="OrgNumberedList" text:continue-numbering="true">
            <text:list-item>
              <text:p text:style-name="Text_20_body">
<text:bookmark-start text:name="OrgXref.org9c31f2b"/>
<text:bookmark text:name="org9c31f2b"/>Definitions
<text:bookmark-end text:name="OrgXref.org9c31f2b"/></text:p>
              <text:list text:style-name="OrgBulletedList" text:continue-numbering="false">
                <text:list-item>
                  <text:p text:style-name="Text_20_body">We have <text:span text:style-name="Emphasis">phases</text:span>.
</text:p>
                </text:list-item>
                <text:list-item>
                  <text:p text:style-name="Text_20_body">Each phase has a <text:span text:style-name="Emphasis">coordinator</text:span> which sends a proposal to all processes.
</text:p>
                </text:list-item>
                <text:list-item>
                  <text:p text:style-name="Text_20_body">If everyone decides, we have an agreement.
</text:p>
                </text:list-item>
                <text:list-item>
                  <text:p text:style-name="Text_20_body">A phase is a <text:span text:style-name="Emphasis">deciding phase</text:span> if the coordinator is nonfaulty.
</text:p>
                </text:list-item>
                <text:list-item>
                  <text:p text:style-name="Text_20_body">Each phase has a 3 rounds: broadcast, coordinator, decision.
</text:p>
                </text:list-item>
              </text:list>
            </text:list-item>
            <text:list-item>
              <text:p text:style-name="Text_20_body">
<text:bookmark-start text:name="OrgXref.org07358ba"/>
<text:bookmark text:name="org07358ba"/>Protocol
<text:bookmark-end text:name="OrgXref.org07358ba"/></text:p>
              <text:list text:style-name="OrgNumberedList" text:continue-numbering="false">
                <text:list-item>
                  <text:p text:style-name="Text_20_body">Setup: maintain everyone’s value initialized to 0, my value = my input.
</text:p>
                </text:list-item>
                <text:list-item>
                  <text:p text:style-name="Text_20_body">Repeat the following steps (called a phase) for <text:span text:style-name="OrgCode">f+1</text:span> times:
</text:p>
                  <text:list text:style-name="OrgNumberedList" text:continue-numbering="true">
                    <text:list-item>
                      <text:p text:style-name="Text_20_body">Round 1: all-to-all broadcast. Send my input to everyone (including
myself). Record all msg received (if msg is non-binary or null, set it to
0). If there is a majority (occurrence &gt; n/2) value, let <text:span text:style-name="OrgCode">proposal</text:span> be that
value, otherwise <text:span text:style-name="OrgCode">proposal</text:span> is 0.
</text:p>
                    </text:list-item>
                    <text:list-item>
                      <text:p text:style-name="Text_20_body">Round 2: coordinator. if I am the coordinator (the ith phase has the ith node as
coord), send proposal to all, otherwise receive a proposal.
</text:p>
                    </text:list-item>
                    <text:list-item>
                      <text:p text:style-name="Text_20_body">Round 3: if there is an overwhelming majority in V (already determined in
R1), ie &gt; n/2 + f, set my value to that majority value, otherwise set it
to the proposal.
</text:p>
                    </text:list-item>
                  </text:list>
                </text:list-item>
                <text:list-item>
                  <text:p text:style-name="Text_20_body">After phases end, conclude with my value.
</text:p>
                </text:list-item>
              </text:list>
              <text:list text:style-name="OrgNumberedList" text:continue-numbering="true">
                <text:list-item>
                  <text:p text:style-name="Text_20_body">
<text:bookmark-start text:name="OrgXref.orgdc32cc6"/>
<text:bookmark text:name="orgdc32cc6"/>Correctness - invariance for every round
<text:bookmark-end text:name="OrgXref.orgdc32cc6"/></text:p>
                  <text:list text:style-name="OrgNumberedList" text:continue-numbering="true">
                    <text:list-item>
                      <text:p text:style-name="Text_20_body">
<text:bookmark-start text:name="OrgXref.orgabfc9d6"/>
<text:bookmark text:name="orgabfc9d6"/>Lemma 1: all non-faulty processes retain <text:span text:style-name="OrgCode">y</text:span> if all their values are <text:span text:style-name="OrgCode">y</text:span>
<text:bookmark-end text:name="OrgXref.orgabfc9d6"/></text:p>
                      <text:p text:style-name="Text_20_body">Since <text:span text:style-name="OrgCode">$n \ge 4f+1$</text:span>, we must have <text:span text:style-name="OrgCode">$n-f \ge 3f+1 \ge (4f + 1)/2 + f = n/2 + f$</text:span>.
This means the non-faulty nodes must be a overwhelming majority. Suppose they
all have the same value at the start of phase <text:span text:style-name="OrgCode">k</text:span>, they must retain these values
at end of phase <text:span text:style-name="OrgCode">k</text:span> forced by round 3.
</text:p>
                    </text:list-item>
                    <text:list-item>
                      <text:p text:style-name="Text_20_body">
<text:bookmark-start text:name="OrgXref.org6a5ac80"/>
<text:bookmark text:name="org6a5ac80"/>Lemma 2: if coord is nonfaulty, then all nonfaulty processes have the same value after a round k.
<text:bookmark-end text:name="OrgXref.org6a5ac80"/></text:p>
                      <text:p text:style-name="Text_20_body">The coordinator can propose two values:
</text:p>
                      <text:list text:style-name="OrgNumberedList" text:continue-numbering="false">
                        <text:list-item>
                          <text:p text:style-name="Text_20_body">Proposes some <text:span text:style-name="OrgCode">x</text:span>. <text:span text:style-name="OrgCode">x</text:span> occurs MORE THAN <text:span text:style-name="OrgCode">n/2</text:span> times on coordinator process.
Worst case, <text:span text:style-name="OrgCode">f</text:span> out of <text:span text:style-name="OrgCode">n/2</text:span> are faulty. These MORE THAN <text:span text:style-name="OrgCode">n/2-f</text:span> non-faulty
nodes must broadcast exactly these values to others, thus on any other nodes,
they cannot have another value <text:span text:style-name="OrgCode">y</text:span> having the overwhelming majority (<text:span text:style-name="OrgCode">y</text:span> can
only have LESS THAN <text:span text:style-name="OrgCode">n/2+f</text:span> votes) in R3 and can thus only accept the
proposal.
</text:p>
                        </text:list-item>
                        <text:list-item>
                          <text:p text:style-name="Text_20_body">Proposes 0. This means out of all the values coord sees, none exceed <text:span text:style-name="OrgCode">n/2</text:span>.
It means none of these values will reach overwhelming majority MORE THAN
<text:span text:style-name="OrgCode">n/2+f</text:span> since the amount can differ by atmost f.
</text:p>
                        </text:list-item>
                      </text:list>
                    </text:list-item>
                    <text:list-item>
                      <text:p text:style-name="Text_20_body">
<text:bookmark-start text:name="OrgXref.org8ae500c"/>
<text:bookmark text:name="org8ae500c"/>Termination - we let there be f+1 phases. No wait =&gt; termination.
<text:bookmark-end text:name="OrgXref.org8ae500c"/></text:p>
                    </text:list-item>
                    <text:list-item>
                      <text:p text:style-name="Text_20_body">
<text:bookmark-start text:name="OrgXref.org53e7577"/>
<text:bookmark text:name="org53e7577"/>Validity - by lemma 1, the invariance make them decide its input.
<text:bookmark-end text:name="OrgXref.org53e7577"/></text:p>
                    </text:list-item>
                    <text:list-item>
                      <text:p text:style-name="Text_20_body">
<text:bookmark-start text:name="OrgXref.orgb69602f"/>
<text:bookmark text:name="orgb69602f"/>Agreement
<text:bookmark-end text:name="OrgXref.orgb69602f"/></text:p>
                      <text:list text:style-name="OrgBulletedList" text:continue-numbering="false">
                        <text:list-item>
                          <text:p text:style-name="Text_20_body"><text:span text:style-name="OrgCode">f+1</text:span> phases means at least one good phase.
</text:p>
                        </text:list-item>
                        <text:list-item>
                          <text:p text:style-name="Text_20_body">The one good phase triggers lemma 2.
</text:p>
                        </text:list-item>
                        <text:list-item>
                          <text:p text:style-name="Text_20_body">Lemma 2 triggers lemma 1, agreeing on the value as per lemma 1.
</text:p>
                        </text:list-item>
                      </text:list>
                    </text:list-item>
                  </text:list>
                </text:list-item>
              </text:list>
            </text:list-item>
          </text:list>
        </text:list-item>
      </text:list>
      <text:h text:style-name="Heading_20_2" text:outline-level="2" text:is-list-header="false">
<text:bookmark-start text:name="OrgXref.org5f2ac53"/>
<text:bookmark text:name="org5f2ac53"/>Asynchronous
<text:bookmark-end text:name="OrgXref.org5f2ac53"/></text:h>
      <text:h text:style-name="Heading_20_3" text:outline-level="3" text:is-list-header="false">
<text:bookmark-start text:name="OrgXref.orgde0fde5"/>
<text:bookmark text:name="orgde0fde5"/>Version 3: Node crash failures (Asynchronous)
<text:bookmark-end text:name="OrgXref.orgde0fde5"/></text:h>
      <text:list text:style-name="OrgNumberedList" text:continue-numbering="false">
        <text:list-item>
          <text:p text:style-name="Text_20_body">
<text:bookmark-start text:name="OrgXref.org2a6f8e8"/>
<text:bookmark text:name="org2a6f8e8"/>Setup
<text:bookmark-end text:name="OrgXref.org2a6f8e8"/></text:p>
          <text:list text:style-name="OrgBulletedList" text:continue-numbering="false">
            <text:list-item>
              <text:p text:style-name="Text_20_body">Nodes can crash (indefinitely), but channels are reliable
</text:p>
            </text:list-item>
            <text:list-item>
              <text:p text:style-name="Text_20_body">Asynchronous: message delay is unbounded
</text:p>
            </text:list-item>
            <text:list-item>
              <text:p text:style-name="Text_20_body">Impact: can no longer define a round
</text:p>
            </text:list-item>
          </text:list>
        </text:list-item>
        <text:list-item>
          <text:p text:style-name="Text_20_body">
<text:bookmark-start text:name="OrgXref.org1c626c5"/>
<text:bookmark text:name="org1c626c5"/>Fischer-Lynch-Paterson (FLP) Impossibility Theorem
<text:bookmark-end text:name="OrgXref.org1c626c5"/></text:p>
          <text:p text:style-name="Text_20_body">Statement: the distributed consensus problem under the asynchronous timing model
is impossible to solve, even with a <text:span text:style-name="Bold">single</text:span> node crash failure.
</text:p>
          <text:list text:style-name="OrgBulletedList" text:continue-numbering="false">
            <text:list-item>
              <text:p text:style-name="Text_20_body">Fundamental reason: the protocol is unable to accurately detect node failure.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n Yee Jian</dc:creator>
    <meta:initial-creator>Tan Yee Jian</meta:initial-creator>
    <dc:date>2021-04-30T16:52:12</dc:date>
    <meta:creation-date>2021-04-30T16:52:12</meta:creation-date>
    <meta:generator>Emacs 27.2 (Org mode 9.4.4)</meta:generator>
    <meta:keyword/>
    <dc:subject/>
    <dc:title>Cs4231</dc:title>
  </office:meta>
</office:document-meta>
</file>